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5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8.042cm" svg:y="21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1.016cm" svg:x="2.593cm" svg:y="6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8.52cm" svg:y="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.176cm" svg:y="10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54cm" svg:x="4.765cm" svg:y="16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5.348cm" svg:y="10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445cm" svg:height="4.445cm" svg:x="14.08cm" svg:y="16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4.976cm" svg:y="1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175cm" svg:y1="7.091cm" svg:x2="3.675cm" svg:y2="11.097cm">
          <text:p/>
        </draw:line>
        <draw:line draw:style-name="gr2" draw:text-style-name="P1" draw:layer="layout" svg:x1="9.155cm" svg:y1="10.107cm" svg:x2="6.509cm" svg:y2="17.622cm">
          <text:p/>
        </draw:line>
        <draw:line draw:style-name="gr2" draw:text-style-name="P1" draw:layer="layout" svg:x1="3.863cm" svg:y1="11.536cm" svg:x2="5.609cm" svg:y2="17.516cm">
          <text:p/>
        </draw:line>
        <draw:line draw:style-name="gr2" draw:text-style-name="P1" draw:layer="layout" svg:x1="6.562cm" svg:y1="18.521cm" svg:x2="9.79cm" svg:y2="23.654cm">
          <text:p/>
        </draw:line>
        <draw:line draw:style-name="gr2" draw:text-style-name="P1" draw:layer="layout" svg:x1="15.134cm" svg:y1="20.638cm" svg:x2="11.853cm" svg:y2="23.707cm">
          <text:p/>
        </draw:line>
        <draw:line draw:style-name="gr2" draw:text-style-name="P1" draw:layer="layout" svg:x1="16.881cm" svg:y1="13.812cm" svg:x2="16.246cm" svg:y2="18.468cm">
          <text:p/>
        </draw:line>
        <draw:custom-shape draw:style-name="gr1" draw:text-style-name="P1" draw:layer="layout" svg:width="1.27cm" svg:height="1.27cm" svg:x="8.786cm" svg:y="24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662cm" svg:y1="17.833cm" svg:x2="9.26cm" svg:y2="25.246cm">
          <text:p/>
        </draw:line>
        <draw:frame draw:style-name="gr3" draw:layer="layout" svg:width="0.741cm" svg:height="1.309cm" svg:x="10.266cm" svg:y="23.548cm">
          <draw:text-box>
            <text:p>1</text:p>
          </draw:text-box>
        </draw:frame>
        <draw:frame draw:style-name="gr3" draw:layer="layout" svg:width="0.741cm" svg:height="1.309cm" svg:x="15.876cm" svg:y="18.469cm">
          <draw:text-box>
            <text:p>2</text:p>
          </draw:text-box>
        </draw:frame>
        <draw:frame draw:style-name="gr3" draw:layer="layout" svg:width="0.741cm" svg:height="1.309cm" svg:x="16.776cm" svg:y="11.696cm">
          <draw:text-box>
            <text:p>3</text:p>
          </draw:text-box>
        </draw:frame>
        <draw:frame draw:style-name="gr3" draw:layer="layout" svg:width="0.741cm" svg:height="1.309cm" svg:x="5.928cm" svg:y="17.358cm">
          <draw:text-box>
            <text:p>4</text:p>
          </draw:text-box>
        </draw:frame>
        <draw:frame draw:style-name="gr3" draw:layer="layout" svg:width="0.741cm" svg:height="1.309cm" svg:x="9.156cm" svg:y="8.679cm">
          <draw:text-box>
            <text:p>5</text:p>
          </draw:text-box>
        </draw:frame>
        <draw:frame draw:style-name="gr3" draw:layer="layout" svg:width="0.741cm" svg:height="1.309cm" svg:x="9.209cm" svg:y="24.607cm">
          <draw:text-box>
            <text:p>6</text:p>
          </draw:text-box>
        </draw:frame>
        <draw:frame draw:style-name="gr3" draw:layer="layout" svg:width="0.741cm" svg:height="1.309cm" svg:x="5.399cm" svg:y="16.617cm">
          <draw:text-box>
            <text:p>7</text:p>
          </draw:text-box>
        </draw:frame>
        <draw:frame draw:style-name="gr3" draw:layer="layout" svg:width="0.741cm" svg:height="1.309cm" svg:x="3.609cm" svg:y="10.553cm">
          <draw:text-box>
            <text:p>8</text:p>
          </draw:text-box>
        </draw:frame>
        <draw:frame draw:style-name="gr3" draw:layer="layout" svg:width="0.741cm" svg:height="1.309cm" svg:x="2.754cm" svg:y="6.088cm">
          <draw:text-box>
            <text:p>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9" draw:display-name="Gradient 9" draw:style="radial" draw:cx="50%" draw:cy="50%" draw:start-color="#3deb3d" draw:end-color="#94bd5e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w Benson</meta:initial-creator>
    <meta:creation-date>2010-10-06T13:32:50</meta:creation-date>
    <dc:date>2010-10-06T13:42:51</dc:date>
    <dc:creator>Andrew Benson</dc:creator>
    <meta:editing-duration>PT00H04M51S</meta:editing-duration>
    <meta:editing-cycles>3</meta:editing-cycles>
    <meta:generator>OpenOffice.org/3.2$Linux OpenOffice.org_project/320m12$Build-9483</meta:generator>
    <meta:document-statistic meta:object-count="25"/>
  </office:meta>
</office:document-meta>
</file>